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18.758cm" fo:min-width="7.498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3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Dash" svg:stroke-width="0.2cm" svg:stroke-color="#000000" draw:marker-start="Arrow" draw:marker-start-width="0.5cm" draw:marker-end="Arrow" draw:marker-end-width="0.5cm" svg:stroke-linecap="butt" draw:fill="solid" draw:textarea-vertical-align="middle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0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98cm" svg:height="19.008cm" svg:x="4.312cm" svg:y="1.034cm">
          <text:p text:style-name="P1"><text:span text:style-name="T1">IO</text:span><text:span text:style-name="T1">b-</text:span><text:span text:style-name="T1">Sy</text:span><text:span text:style-name="T1">ste</text:span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781cm" svg:y1="2.291cm" svg:x2="12.267cm" svg:y2="2.291cm">
          <text:p/>
        </draw:line>
        <draw:line draw:style-name="gr3" draw:text-style-name="P3" draw:layer="layout" svg:x1="14.781cm" svg:y1="3.554cm" svg:x2="12.267cm" svg:y2="3.554cm">
          <text:p/>
        </draw:line>
        <draw:line draw:style-name="gr2" draw:text-style-name="P3" draw:layer="layout" svg:x1="14.756cm" svg:y1="6.392cm" svg:x2="12.242cm" svg:y2="6.392cm">
          <text:p/>
        </draw:line>
        <draw:line draw:style-name="gr3" draw:text-style-name="P3" draw:layer="layout" svg:x1="14.756cm" svg:y1="7.655cm" svg:x2="12.242cm" svg:y2="7.655cm">
          <text:p/>
        </draw:line>
        <draw:frame draw:style-name="gr4" draw:text-style-name="P4" draw:layer="layout" svg:width="2.171cm" svg:height="1.723cm" svg:x="14.75cm" svg:y="1.678cm">
          <draw:text-box>
            <text:p><text:span text:style-name="T2">rts</text:span></text:p>
          </draw:text-box>
        </draw:frame>
        <draw:frame draw:style-name="gr4" draw:text-style-name="P4" draw:layer="layout" svg:width="2.171cm" svg:height="1.723cm" svg:x="14.751cm" svg:y="2.879cm">
          <draw:text-box>
            <text:p><text:span text:style-name="T2">cts</text:span></text:p>
          </draw:text-box>
        </draw:frame>
        <draw:frame draw:style-name="gr4" draw:text-style-name="P4" draw:layer="layout" svg:width="2.171cm" svg:height="1.723cm" svg:x="14.751cm" svg:y="5.779cm">
          <draw:text-box>
            <text:p><text:span text:style-name="T2">txd</text:span></text:p>
          </draw:text-box>
        </draw:frame>
        <draw:frame draw:style-name="gr4" draw:text-style-name="P4" draw:layer="layout" svg:width="2.171cm" svg:height="1.723cm" svg:x="14.751cm" svg:y="7.079cm">
          <draw:text-box>
            <text:p><text:span text:style-name="T2">rxd</text:span></text:p>
          </draw:text-box>
        </draw:frame>
        <draw:line draw:style-name="gr2" draw:text-style-name="P3" draw:layer="layout" svg:x1="4.362cm" svg:y1="2.291cm" svg:x2="1.848cm" svg:y2="2.291cm">
          <text:p/>
        </draw:line>
        <draw:frame draw:style-name="gr4" draw:text-style-name="P4" draw:layer="layout" svg:width="2.171cm" svg:height="1.723cm" svg:x="0.305cm" svg:y="1.677cm">
          <draw:text-box>
            <text:p><text:span text:style-name="T2">clk</text:span></text:p>
          </draw:text-box>
        </draw:frame>
        <draw:line draw:style-name="gr2" draw:text-style-name="P3" draw:layer="layout" svg:x1="4.362cm" svg:y1="3.554cm" svg:x2="1.848cm" svg:y2="3.554cm">
          <text:p/>
        </draw:line>
        <draw:frame draw:style-name="gr5" draw:text-style-name="P4" draw:layer="layout" svg:width="1.913cm" svg:height="1.638cm" svg:x="0.305cm" svg:y="2.939cm">
          <draw:text-box>
            <text:p><text:span text:style-name="T2">rst</text:span></text:p>
          </draw:text-box>
        </draw:frame>
        <draw:line draw:style-name="gr6" draw:text-style-name="P3" draw:layer="layout" svg:x1="15.827cm" svg:y1="10.743cm" svg:x2="12.284cm" svg:y2="10.743cm">
          <text:p/>
        </draw:line>
        <draw:frame draw:style-name="gr7" draw:text-style-name="P4" draw:layer="layout" svg:width="7.94cm" svg:height="1.203cm" svg:x="15.696cm" svg:y="10.196cm">
          <draw:text-box>
            <text:p><text:span text:style-name="T2">External Memory i/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02T15:07:22.101972148</meta:creation-date>
    <dc:date>2025-03-04T23:13:45.982237545</dc:date>
    <meta:editing-duration>PT37M2S</meta:editing-duration>
    <meta:editing-cycles>21</meta:editing-cycles>
    <meta:generator>LibreOffice/25.2.0.3$Linux_X86_64 LibreOffice_project/520$Build-3</meta:generator>
    <meta:document-statistic meta:object-count="15"/>
  </office:meta>
</office:document-meta>
</file>